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matic SC" svg:font-family="'Amatic S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1d41"/>
    </style:style>
    <style:style style:name="P2" style:family="paragraph" style:parent-style-name="Standard">
      <loext:graphic-properties draw:fill="none"/>
      <style:paragraph-properties fo:margin-left="0.6252in" fo:margin-right="0in" fo:text-indent="-0.25in" style:auto-text-indent="false" fo:background-color="transparent"/>
      <style:text-properties officeooo:paragraph-rsid="0014f6c6"/>
    </style:style>
    <style:style style:name="P3" style:family="paragraph" style:parent-style-name="Standard">
      <loext:graphic-properties draw:fill="none"/>
      <style:paragraph-properties fo:margin-left="0.6252in" fo:margin-right="0in" fo:text-indent="-0.25in" style:auto-text-indent="false" fo:background-color="transparent"/>
      <style:text-properties officeooo:paragraph-rsid="0016743f"/>
    </style:style>
    <style:style style:name="P4" style:family="paragraph" style:parent-style-name="Standard">
      <loext:graphic-properties draw:fill="none"/>
      <style:paragraph-properties fo:margin-left="0.6252in" fo:margin-right="0in" fo:text-indent="-0.25in" style:auto-text-indent="false" fo:background-color="transparent"/>
      <style:text-properties officeooo:paragraph-rsid="00191d41"/>
    </style:style>
    <style:style style:name="P5" style:family="paragraph" style:parent-style-name="normal" style:master-page-name="Standard">
      <style:paragraph-properties fo:text-align="end" style:justify-single-word="false" style:page-number="1"/>
      <style:text-properties fo:font-size="10pt" fo:font-weight="bold" officeooo:paragraph-rsid="001a30ed" style:font-size-asian="10pt" style:font-weight-asian="bold" style:font-size-complex="10pt"/>
    </style:style>
    <style:style style:name="P6" style:family="paragraph" style:parent-style-name="normal">
      <style:paragraph-properties fo:text-align="end" style:justify-single-word="false"/>
      <style:text-properties fo:font-size="10pt" fo:font-weight="bold" officeooo:paragraph-rsid="001a30ed" style:font-size-asian="10pt" style:font-weight-asian="bold" style:font-size-complex="10pt"/>
    </style:style>
    <style:style style:name="P7" style:family="paragraph" style:parent-style-name="normal">
      <style:paragraph-properties fo:text-align="center" style:justify-single-word="false"/>
      <style:text-properties style:font-name="Amatic SC" fo:font-size="50pt" fo:font-style="normal" fo:font-weight="bold" officeooo:rsid="0012fe29" officeooo:paragraph-rsid="001a30ed" style:font-name-asian="Amatic SC1" style:font-size-asian="50pt" style:font-style-asian="normal" style:font-weight-asian="bold" style:font-name-complex="Amatic SC1" style:font-size-complex="50pt" style:font-style-complex="normal" style:font-weight-complex="bold"/>
    </style:style>
    <style:style style:name="P8" style:family="paragraph" style:parent-style-name="normal">
      <style:paragraph-properties fo:text-align="center" style:justify-single-word="false"/>
      <style:text-properties style:font-name="Amatic SC" fo:font-size="50pt" fo:font-style="normal" fo:font-weight="bold" officeooo:rsid="0012fe29" officeooo:paragraph-rsid="001c9d6a" style:font-name-asian="Amatic SC1" style:font-size-asian="50pt" style:font-style-asian="normal" style:font-weight-asian="bold" style:font-name-complex="Amatic SC1" style:font-size-complex="50pt" style:font-style-complex="normal" style:font-weight-complex="bold"/>
    </style:style>
    <style:style style:name="P9" style:family="paragraph" style:parent-style-name="Standard">
      <style:text-properties fo:font-style="italic" fo:font-weight="bold" officeooo:rsid="0012fe29" officeooo:paragraph-rsid="0012fe29" style:font-style-asian="italic" style:font-weight-asian="bold" style:font-style-complex="italic" style:font-weight-complex="bold"/>
    </style:style>
    <style:style style:name="P10" style:family="paragraph" style:parent-style-name="Standard" style:list-style-name="L1">
      <style:text-properties fo:font-style="italic" fo:font-weight="bold" officeooo:rsid="0012fe29" officeooo:paragraph-rsid="0012fe29" style:font-style-asian="italic" style:font-weight-asian="bold" style:font-style-complex="italic" style:font-weight-complex="bold"/>
    </style:style>
    <style:style style:name="P11" style:family="paragraph" style:parent-style-name="Standard" style:list-style-name="L1">
      <style:text-properties fo:font-style="italic" fo:font-weight="bold" officeooo:rsid="00191d41" officeooo:paragraph-rsid="00191d41" style:font-style-asian="italic" style:font-weight-asian="bold" style:font-style-complex="italic" style:font-weight-complex="bold"/>
    </style:style>
    <style:style style:name="P12" style:family="paragraph" style:parent-style-name="Standard" style:list-style-name="L3">
      <loext:graphic-properties draw:fill="none"/>
      <style:paragraph-properties fo:background-color="transparent"/>
      <style:text-properties officeooo:rsid="00191d41" officeooo:paragraph-rsid="00191d41"/>
    </style:style>
    <style:style style:name="P13" style:family="paragraph" style:parent-style-name="Standard" style:list-style-name="L2">
      <loext:graphic-properties draw:fill="none"/>
      <style:paragraph-properties fo:background-color="transparent"/>
      <style:text-properties fo:font-size="12pt" officeooo:rsid="0016743f" officeooo:paragraph-rsid="00191d41" style:font-size-asian="12pt" style:font-size-complex="12pt"/>
    </style:style>
    <style:style style:name="P14" style:family="paragraph" style:parent-style-name="Standard">
      <loext:graphic-properties draw:fill="none"/>
      <style:paragraph-properties fo:background-color="transparent"/>
      <style:text-properties fo:font-size="12pt" officeooo:rsid="0016743f" officeooo:paragraph-rsid="00191d41" style:font-size-asian="12pt" style:font-size-complex="12pt"/>
    </style:style>
    <style:style style:name="P15" style:family="paragraph" style:parent-style-name="Standard">
      <loext:graphic-properties draw:fill="none"/>
      <style:paragraph-properties fo:background-color="transparent"/>
      <style:text-properties fo:font-size="12pt" officeooo:rsid="00191d41" officeooo:paragraph-rsid="00191d41" style:font-size-asian="12pt" style:font-size-complex="12pt"/>
    </style:style>
    <style:style style:name="P16"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2fe29" style:font-size-asian="12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91d41" style:font-size-asian="12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6252in" fo:margin-right="0in" fo:text-indent="-0.25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P19" style:family="paragraph" style:parent-style-name="Standard" style:list-style-name="L1">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20"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21" style:family="paragraph" style:parent-style-name="Standard">
      <loext:graphic-properties draw:fill="none"/>
      <style:paragraph-properties fo:margin-left="0.6252in" fo:margin-right="0in" fo:text-indent="-0.25in" style:auto-text-indent="false" fo:background-color="transparent"/>
      <style:text-properties fo:font-size="12pt" officeooo:rsid="00185476" officeooo:paragraph-rsid="00191d41" style:font-size-asian="12pt" style:font-size-complex="12pt"/>
    </style:style>
    <style:style style:name="P22" style:family="paragraph" style:parent-style-name="Standard" style:list-style-name="L1">
      <loext:graphic-properties draw:fill="none"/>
      <style:paragraph-properties fo:margin-left="0.6252in" fo:margin-right="0in" fo:text-indent="-0.25in" style:auto-text-indent="false" fo:background-color="transparent"/>
      <style:text-properties fo:font-weight="normal" officeooo:rsid="00191d41" officeooo:paragraph-rsid="00191d41" style:font-weight-asian="normal" style:font-weight-complex="normal"/>
    </style:style>
    <style:style style:name="P23" style:family="paragraph" style:parent-style-name="Standard" style:list-style-name="L1">
      <loext:graphic-properties draw:fill="none"/>
      <style:paragraph-properties fo:margin-left="0.6252in" fo:margin-right="0in" fo:text-indent="-0.25in" style:auto-text-indent="false" fo:background-color="transparent"/>
      <style:text-properties officeooo:rsid="00191d41" officeooo:paragraph-rsid="00191d41"/>
    </style:style>
    <style:style style:name="P24"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officeooo:paragraph-rsid="00191d41"/>
    </style:style>
    <style:style style:name="P25"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2fe29" style:font-weight-asian="bold" style:font-weight-complex="bold"/>
    </style:style>
    <style:style style:name="P26"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91d41" style:font-weight-asian="bold" style:font-weight-complex="bold"/>
    </style:style>
    <style:style style:name="P27"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officeooo:rsid="00191d41" officeooo:paragraph-rsid="00191d41"/>
    </style:style>
    <style:style style:name="P28"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2fe29" style:font-size-asian="12pt" style:font-style-asian="italic" style:font-weight-asian="bold" style:font-size-complex="12pt" style:font-style-complex="italic" style:font-weight-complex="bold"/>
    </style:style>
    <style:style style:name="P29"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16743f" style:font-size-asian="12pt" style:font-size-complex="12pt"/>
    </style:style>
    <style:style style:name="T3" style:family="text">
      <style:text-properties fo:font-size="12pt" officeooo:rsid="00185476"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85476" style:font-size-asian="12pt" style:font-weight-asian="bold" style:font-size-complex="12pt" style:font-weight-complex="bold"/>
    </style:style>
    <style:style style:name="T6" style:family="text">
      <style:text-properties fo:font-size="12pt" fo:font-style="normal" fo:font-weight="normal" officeooo:rsid="0012fe29"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14f6c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19370c" style:font-size-asian="12pt" style:font-style-asian="normal" style:font-weight-asian="normal" style:font-size-complex="12pt" style:font-style-complex="normal" style:font-weight-complex="normal"/>
    </style:style>
    <style:style style:name="T9" style:family="text">
      <style:text-properties fo:font-size="12pt" fo:font-weight="normal" officeooo:rsid="00185476"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12fe29" style:font-weight-asian="bold" style:font-weight-complex="bold"/>
    </style:style>
    <style:style style:name="T12" style:family="text">
      <style:text-properties fo:font-size="30pt" style:font-size-asian="30pt" style:font-size-complex="30pt"/>
    </style:style>
    <style:style style:name="T13" style:family="text">
      <style:text-properties fo:font-size="24pt" style:font-size-asian="24pt" style:font-size-complex="2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73in" fo:text-indent="-0.25in" fo:margin-left="3.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73in" fo:text-indent="-0.25in" fo:margin-left="3.867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73in" fo:text-indent="-0.25in" fo:margin-left="3.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73in" fo:text-indent="-0.25in" fo:margin-left="3.867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am : Black Box<text:line-break/>Ion Daniela Alexandra 333CB</text:p>
      <text:p text:style-name="P6">Țeculescu Octavian Alexandru 335CC</text:p>
      <text:p text:style-name="P6"/>
      <text:p text:style-name="P7">Antiquarian</text:p>
      <text:p text:style-name="P9"/>
      <text:p text:style-name="P9"/>
      <text:list xml:id="list3373537408" text:style-name="L1">
        <text:list-item>
          <text:p text:style-name="P10">Introducere</text:p>
        </text:list-item>
      </text:list>
      <text:p text:style-name="P2"><text:span text:style-name="T6"><text:tab/><text:tab/>Jocul nostru se incadreaza in subgenul survival horror game.Dezvoltarea acestuia se va face cu ajutorul game enginului Godot</text:span><text:span text:style-name="T7"> f</text:span><text:span text:style-name="T6">olosi</text:span><text:span text:style-name="T7">nd</text:span><text:span text:style-name="T6"> o abordare hibrida: <text:s/>ingloba</text:span><text:span text:style-name="T7">m</text:span><text:span text:style-name="T6"> elemente 3</text:span><text:span text:style-name="T7">D</text:span><text:span text:style-name="T6"> dar ne folosi</text:span><text:span text:style-name="T7">m</text:span><text:span text:style-name="T6"> de o grafica 2</text:span><text:span text:style-name="T7">D</text:span><text:span text:style-name="T6">. Gameplayul va fi axat in jurul experientei unui singur jucator, care isi va controla caraterul intr-o lume bidimensionala.</text:span></text:p>
      <text:p text:style-name="P16"/>
      <text:p text:style-name="P28"/>
      <text:list xml:id="list215326415310825" text:continue-numbering="true" text:style-name="L1">
        <text:list-item>
          <text:list>
            <text:list-item>
              <text:p text:style-name="P25">Scopul sistemului</text:p>
            </text:list-item>
          </text:list>
        </text:list-item>
      </text:list>
      <text:p text:style-name="P3"><text:span text:style-name="T1"><text:tab/></text:span><text:span text:style-name="T2"><text:tab/>Sistemul are ca scop relaxarea jucatorului, </text:span><text:span text:style-name="T3">permitandu-i acestuia sa evadeze din cotidian intr-o lume noua, asumandu-si un caracter si actionand intr-un mod cu totul diferit </text:span><text:span text:style-name="T2">. Pe masura ce petreci mai mult timp in lumea misterioasa iar povestea incepe sa </text:span><text:span text:style-name="T3">se</text:span><text:span text:style-name="T2"> desfasoare vei observa o dorinta de a descoperi fiecare coltisor al mapei </text:span><text:span text:style-name="T3">si de a acumula cat mai multe informatii despre noua lume</text:span><text:span text:style-name="T2">. </text:span><text:span text:style-name="T3">Perspectiva asupra jocului ti se va schimba si vei realiza ca nu iti mai doresti atat de mult sa duci misiunea la bun sfarsit ci vei dori sa faci din calatoria ta in lumea plina de monstri fiorosi si pericole ce te pandesc la tot pasul una cat mai palpitanta , profitand intr-un mod cat mai creativ de resursele intalnite si obiectele adunate.</text:span></text:p>
      <text:p text:style-name="P29"/>
      <text:list xml:id="list215324587791798" text:continue-numbering="true" text:style-name="L1">
        <text:list-item>
          <text:list>
            <text:list-item>
              <text:p text:style-name="P26">Definitii, acronime</text:p>
            </text:list-item>
          </text:list>
        </text:list-item>
      </text:list>
      <text:list xml:id="list4132371690" text:style-name="L2">
        <text:list-item>
          <text:p text:style-name="P13">...</text:p>
        </text:list-item>
      </text:list>
      <text:list xml:id="list215324508297642" text:continue-list="list215324587791798" text:style-name="L1">
        <text:list-item>
          <text:list>
            <text:list-item>
              <text:p text:style-name="P26">Documente referinte</text:p>
            </text:list-item>
          </text:list>
        </text:list-item>
      </text:list>
      <text:list xml:id="list2371280992" text:style-name="L3">
        <text:list-item>
          <text:p text:style-name="P12"><text:span text:style-name="T2">D</text:span><text:span text:style-name="T1">ocumentul de specificare a cerintelor</text:span></text:p>
        </text:list-item>
      </text:list>
      <text:p text:style-name="P15"/>
      <text:p text:style-name="P15"/>
      <text:p text:style-name="P1"/>
      <text:list xml:id="list215324522765107" text:continue-list="list215324508297642" text:style-name="L1">
        <text:list-item>
          <text:p text:style-name="P11">Obiective de proiectare</text:p>
        </text:list-item>
      </text:list>
      <text:p text:style-name="P4"><text:span text:style-name="T6"><text:tab/><text:tab/></text:span><text:span text:style-name="T8">Obiectivul principal al proiectarii este realizarea unei arhitecturi modulare care sa faciliteze implementarea functionalitatilor descrise in documentul de specificatie.</text:span></text:p>
      <text:p text:style-name="P1"/>
      <text:p text:style-name="P1"/>
      <text:p text:style-name="P1"/>
      <text:list xml:id="list215325342202060" text:continue-numbering="true" text:style-name="L1">
        <text:list-item>
          <text:p text:style-name="P11">Arhitectura propusa</text:p>
        </text:list-item>
      </text:list>
      <text:p text:style-name="P17"><text:tab/><text:tab/>….</text:p>
      <text:p text:style-name="P18"/>
      <text:list xml:id="list215325001708719" text:continue-numbering="true" text:style-name="L1">
        <text:list-item>
          <text:list>
            <text:list-item>
              <text:p text:style-name="P27"><text:span text:style-name="T11">P</text:span><text:span text:style-name="T10">rezentarea generala a arhitecturii sistemului</text:span></text:p>
            </text:list-item>
          </text:list>
        </text:list-item>
      </text:list>
      <text:p text:style-name="P4"><text:span text:style-name="T1"><text:tab/></text:span><text:span text:style-name="T2"><text:tab/>...</text:span></text:p>
      <text:list xml:id="list215326429991422" text:continue-numbering="true" text:style-name="L1">
        <text:list-item>
          <text:list>
            <text:list-item>
              <text:p text:style-name="P27"><text:span text:style-name="T5">Decompozitia in subsisteme si responsabilitatile fiecarui subsistem (</text:span><text:span text:style-name="T9">diagrame de componente, descrierea interfeţelor, pachete elementele care fac parte dintr-un subsistem</text:span><text:span text:style-name="T5">)</text:span></text:p>
            </text:list-item>
          </text:list>
        </text:list-item>
      </text:list>
      <text:p text:style-name="P14"><text:tab/><text:tab/>…</text:p>
      <text:list xml:id="list215326045382009" text:continue-numbering="true" text:style-name="L1">
        <text:list-item>
          <text:list>
            <text:list-item>
              <text:p text:style-name="P24"><text:soft-page-break/><text:span text:style-name="T5">Distributia subsistemelor pe platforme hardware/software (</text:span><text:span text:style-name="T9">diagrama de distributie</text:span><text:span text:style-name="T5">)</text:span></text:p>
              <text:p text:style-name="P19">...</text:p>
            </text:list-item>
            <text:list-item>
              <text:p text:style-name="P23"><text:span text:style-name="T10">M</text:span><text:span text:style-name="T5">anagementul datelor persistente (</text:span><text:span text:style-name="T3">fiṣiere, sistemul de baze de date folosit, schema conceptuala a bazei de date)</text:span></text:p>
            </text:list-item>
          </text:list>
        </text:list-item>
      </text:list>
      <text:p text:style-name="P21"><text:tab/>...</text:p>
      <text:list xml:id="list215325029357334" text:continue-numbering="true" text:style-name="L1">
        <text:list-item>
          <text:list>
            <text:list-item>
              <text:p text:style-name="P22"><text:span text:style-name="T5">Controlul accesului utilizatorilor la sistem</text:span><text:span text:style-name="T3"> </text:span></text:p>
              <text:list>
                <text:list-header>
                  <text:p text:style-name="P19">...</text:p>
                </text:list-header>
              </text:list>
            </text:list-item>
            <text:list-item>
              <text:p text:style-name="P22"><text:span text:style-name="T4">F</text:span><text:span text:style-name="T5">luxul global al controlului</text:span></text:p>
            </text:list-item>
          </text:list>
        </text:list-item>
      </text:list>
      <text:p text:style-name="P20"><text:tab/>...</text:p>
      <text:list xml:id="list215325870092822" text:continue-numbering="true" text:style-name="L1">
        <text:list-item>
          <text:list>
            <text:list-item>
              <text:p text:style-name="P23"><text:span text:style-name="T5">Conditiile limita (</text:span><text:span text:style-name="T3">cazurile de utilizare limită</text:span><text:span text:style-name="T5">)</text:span></text:p>
            </text:list-item>
          </text:list>
        </text:list-item>
      </text:list>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matic SC" svg:font-family="'Amatic S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20:25:12.411804703</meta:creation-date>
    <dc:date>2019-03-13T21:50:40.042610422</dc:date>
    <meta:editing-duration>PT26M59S</meta:editing-duration>
    <meta:editing-cycles>3</meta:editing-cycles>
    <meta:generator>LibreOffice/6.2.1.2$Linux_X86_64 LibreOffice_project/fa33febaab1da9290dbe6ea4e22bb3a13e549cc4</meta:generator>
    <meta:document-statistic meta:table-count="0" meta:image-count="0" meta:object-count="0" meta:page-count="2" meta:paragraph-count="29" meta:word-count="313" meta:character-count="2085" meta:non-whitespace-character-count="1799"/>
  </office:meta>
</office:document-meta>
</file>